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Californian FB" svg:font-family="'Californian FB'"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mo"/>
    </style:style>
    <style:style style:name="P2" style:family="paragraph" style:parent-style-name="Standard" style:list-style-name="">
      <style:paragraph-properties fo:text-align="start" style:justify-single-word="false" style:text-autospace="none" style:writing-mode="lr-tb"/>
      <style:text-properties style:font-name="Arimo" fo:font-size="12pt" fo:language="en" fo:country="US" style:font-name-asian="Californian FB" style:font-size-asian="12pt" style:font-name-complex="Californian FB" style:font-size-complex="12pt"/>
    </style:style>
    <style:style style:name="P3" style:family="paragraph" style:parent-style-name="Standard" style:list-style-name="">
      <style:paragraph-properties fo:text-align="center" style:justify-single-word="false" style:text-autospace="none" style:writing-mode="lr-tb"/>
      <style:text-properties style:font-name="Arimo" fo:font-size="12pt" fo:language="en" fo:country="US" style:font-name-asian="Californian FB" style:font-size-asian="12pt" style:font-name-complex="Californian FB" style:font-size-complex="12pt"/>
    </style:style>
    <style:style style:name="P4" style:family="paragraph" style:parent-style-name="Standard" style:list-style-name="">
      <style:paragraph-properties fo:text-align="start" style:justify-single-word="false" style:text-autospace="none" style:writing-mode="lr-tb"/>
      <style:text-properties style:font-name="Arimo" fo:font-size="12pt" fo:language="en" fo:country="US" style:font-size-asian="12pt" style:font-size-complex="12pt"/>
    </style:style>
    <style:style style:name="T1" style:family="text">
      <style:text-properties style:font-name-asian="Californian FB" style:font-name-complex="Californian FB"/>
    </style:style>
    <style:style style:name="T2" style:family="text">
      <style:text-properties style:font-name-asian="Times New Roman" style:font-name-complex="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John was laying on his face on the ground. There was a distinct woody pine aroma, damp and cool. As if to be waking on an early morning, he groaned setting aside all the soar aches and pressed his body up off the ground with both hands. He shifted around to see what was behind him, but it was only a crater of blackish smoke. <text:s/>Clarity of mind was minimal in the flood of adrenaline, shock and confusion. Only but the fading ring in his ears could anything seem tangible. </text:p>
      <text:p text:style-name="P2"/>
      <text:p text:style-name="P2"><text:tab/>Only with the primitive instinct for survival, John lifted himself up slowly back on his feet, cautiously, retaining his balance, but in every wasted second, fate was moving against him, the relentless hands of time hold no mercy. A dark silhouette of what appeared to be a man was forming in the dark polluted air, all of John’s wits were captured. John reached to his side only to find nothing, his mind regaining focus, remembering why he had come here, and most importantly the grossly underestimated danger which he must face. In a panic he briskly examined the ground, a glint caught his eye, and in a split second he dashed towards a mystery, the hopes of which he is looking for, driving his feet harder and harder into the acceleration. John leaped, then slid across the ground, grabbing the object as he slid. At the end of his slide he found himself behind a boulder, which must have flew out of the ground from the impressive detonation, and in his hand was exactly everything he had hoped it to be. In pure muscle memory, he racked the slide of the object, rotated his hands and placed his full attention on the silhouette. With his finger on the trigger millimeters away from redefining his own path, the smoke briefly swirled creating a small visible pocket, but what he saw was not the target he had anticipated, as a deep audible mocking voice echoed through the forest, “Take your shot.”</text:p>
      <text:p text:style-name="P2"/>
      <text:p text:style-name="P4"><text:span text:style-name="T1"><text:tab/>The gloom of the clouds overhead, the scent of a burning aroma now present, and a stagnant fog filling the void, seemingly at an unrealistic pace, were all greatly uncooperative, and a major </text:span><text:span text:style-name="T2">hindrance to John's senses. Determined by the likely case that the enemy may have spotted his location in that instant, hoping that his enemies senses were just as impaired, he dashed towards a nearby thicket by his side. He continued to race across the fringes of a charcoal black crater, behind the thick forestry still blackened by the detonation, but not burned away. The towering trees, brush and other shrubbery, while limiting the sound, had also much coverage to hide behind. Now he was at the enemies 9:00. John knew what he saw, and he was determined not to take a shot until he could clearly see what was behind the veil. The target seemingly assembled itself outside of the smoke, slowly advancing to Johns previous location, unknowing of John's advance. Just as large as the silhouette in the smoke, the beast of a man in a craze was all which was seen, what John saw previously, was then self determined as only an image created from his confused and shocked mind. As John felt a numbing cold rain brake through the thick forest canopy run down his face, he was calculating his shot. A light 9mm round, high velocity, minimal punching power, an insignificant small breeze, 100 yards, he elevated the nose of the P226 ever so slightly, and as he was releasing his breath, he was squeezing the trigger ever so slowly. The target turned its head, almost as if possessed, eyes wide, a massive grin, it was not important to discover how the man knew John was there; The only thing which matters now is survival.</text:span></text:p>
      <text:p text:style-name="P2"/>
      <text:p text:style-name="P2"><text:tab/>Even as the crazed man was nearly set for the perfect shot, in the goal of perfect accuracy, John continued to slowly squeeze the trigger down to the last millimeter. Time was slowing, the unnerving smile of the crazed man was increasingly becoming more distracting. The rush of fear and doubt were causing Johns eyes to widen as his feet seemed to grow colder. The crazed man, now set for a perfect shot on John, began to naturally rotate to <text:soft-page-break/>embrace for the kick of a high caliber rail handgun, but to add complication, a second head, previously hidden, appeared just behind the large crazed man's shoulder, which caught John's eye. The slow squeeze of a trained marksman, as if <text:s/>a ticking time bomb, had already left its last tick. Time was seeming to move slow enough for John, he heard what sounded like a small tap, then a loud crack, which involuntarily forced his hand upward. His eyes were not trained on the crazed man any longer. Time appeared to move slower, his ungrateful anticipation of whether the shot hit was growing. In his mind he was only hoping that he had missed. What seemed like forever but was only a second, the crazed man dropped to his knees, while grasping his neck, revealing a woman, a hostage, now in full view with the crazed man being dealt with, she also fell limp to the ground. John dropped to his knees, hand to his ear, in a near scream, “SUBJECT HAD A HOSTEDGE!” His eyes were locked on the woman’s body, in unbelief of his mistake, unable to move. </text:p>
      <text:p text:style-name="P2"/>
      <text:p text:style-name="P2"><text:tab/>In pure disbelief in the events which had taken place, John forced his uncooperative body out of it’s trance, up off the ground, and ran toward the woman, dodging through the ripped out tree stumps from the initial blast. Each step seemed to take a millennia, moving closer and closer, but each step seemingly decreasing in speed. He was finally closing in on the scene, he recognized her face, from the gap in the smoke, then, like a flash of light, pain surged from his abdomen, followed by a loud crack, and he fell to the ground. As John laid there, he looked towards the crazed man, he was bleeding through his throat, but still barley alive, with a grin still on his face. The crazed mans head soon returned below the level of charred remains of trees, smoke, and ash. John looked over at the woman, she never moved, and the darkness rolled over his eyes.</text:p>
      <text:p text:style-name="P2"/>
      <text:p text:style-name="P2">The rain seemingly followed in a deafening manner, as if the storm had no pitty on the dead. </text:p>
      <text:p text:style-name="P2"/>
      <text:p text:style-name="P2"/>
      <text:p text:style-name="P2"/>
      <text:p text:style-name="P3">CHAPTER I</text:p>
      <text:p text:style-name="P3"/>
      <text:p text:style-name="P2"><text:tab/>Cold crisp air flows chilling to the bone, loud steps of armor and hard souled boots. Stomping for an unknown future, hand held out hoping there is something to grasp. Ground expanding, goal ever farther away. Sight dimming in the smoke, heat from the glow underneath, hotter, hotter, and hotter. Pain surges without remorse, stop, fallen. </text:p>
      <text:p text:style-name="P2"/>
      <text:p text:style-name="P2"><text:tab/>John's eyes cracked open to the quiet rumbles of a fireplace in the center of the room, and the ticks of an old oak clock. With the pain in his abdomen still persisting, and vision blurred like looking though murky water, John lifted his upper body off the pad on the floor to gain a better view. The entire room was made of bamboo and rice paper windows. Past the center fire sat on the floor a man, back facing John, appearing to be in meditation in an open door way as snow fell outside. He was holding a cup of tea in one hand wresting on his right knee, appearing as only a shadow saturated by the bright white of the snow in front of him. Even through the blinding light, John could still make out that the man was in a silk white robe. He began to speak in a thick Japanese accent as if to know John, “Many men would attempt to climb this mountain in the primitive days. Most died, but what was told was --- who ever made it to the top would find all the answers they were looking for.” The man took a sip of his hot tea, took a deep breath and exhaled blowing steam into the frigid air. In a seemingly depressed tone then continued, “Still, only if I knew all the answers.” After another long pause he then asked, “How do you feel John?” In the blink of Johns eyes, before he could respond, <text:soft-page-break/>the man vanished as if only imagined.</text:p>
      <text:p text:style-name="P2"/>
      <text:p text:style-name="P2"><text:tab/>John began to try to lift himself off the floor to see what was outside, questioning where he was, but his strength was nowhere to be found. He groaned loudly trying to force enough strength to reach the doorway, but none was found. Moments later, there were sounds of footsteps, and in front of him an unnoticed sliding doorway opened. There stood a Japanese woman, and in a sympathetic, yet stern voice explained, “Master Yong will see you after you have rested, and if you do not rest, you will perish.” John disrespectfully replied, “How can I rest when I do not even know where I am, or what happened?” She then explained, “He said you will have all the answers you need when the time comes.” John was stunned, making the conclusion that this “Master,” was the same man who was at the doorway, but before he could ask, the woman put her right hand up her left sleeve, and in a quick motion appeared to have thrown something at John. She closed the sliding door carefully and slowly as she went to walk back down the hallway behind the door. John felt a greatly delayed sharp sting in his neck and reached over to see what it was, and pulled out a small shiny needle which planted its self into his neck, immediately after, he grew exceptionally weak and blacked out.</text:p>
      <text:p text:style-name="P2"/>
      <text:p text:style-name="P2"><text:tab/>John awoke once again to the sounds of strong cold winds while sunken into soft powdery snow. He began to push himself up just like before, but this time he was not so weak. As John lifted his head he saw the Japanese man with another cup of tea, eyes traced on John with a katana on the lap of his crossed legs. John began to produce a glare similar to what the man was doing to him, studying and attempting to formulate a conclusion to all this. “It appears that you have learned something since the last time you were awake?” The man questioned, still examining John. “What have I learned?” John asked. “To wait, study the new environment, and think. The one thing that sets us apart from animals, our ability to rationalize, to study, and in turn, results in survival.” He then lifted his cup and drank more tea without twitching an eye even for a second, constantly studying John. He lowered his cup back down and wrested his arm on his leg, then took a deep strong breath to calm before going further. “John...” the man then leans forward, “how do you feel?” John spent a moment trying to figure out exactly what point he was coming at, he finally looked around taking his eyes off the man, noticing he was able to see everything for miles being on a snow topped hill. John grabbed a hand full of snow and clenched it in his fist, he dropped the now chunk of slushed ice back on the ground. John looked over to the man in shock, “I should be freezing right now!” The man restored his posture by leaning back away from his studying position. “Who brought you here?” </text:p>
      <text:p text:style-name="P2"/>
      <text:p text:style-name="P2"><text:tab/>John pulled back his robe, remembering where he had been shot, in astonishment, there was a scar the size of his fist, but no pain. As he stood in his place, eyes fixated on the scar in confusion, <text:s/>John felt a hand on his shoulder, it’s weight was heavier than expected, he turned around to find the same woman which he had seen when he had fallen. The first thing he noticed was her blue eyes and dark brown hair, then the bleeding scratch on her shoulder, and her worried face. His partial smile soon faded as he noticed a bleeding scratch on her shoulder, blood soaking through the fabric of her white robe, she was weak, as if John took one step in retreat, she would topple over in exhaustion. “They are all gone, They left!” she exclaimed. John questioned, “Who left? Who’s Gone?” She then explained, “Master Yong, and the rest of the people, all gone... I was asleep, and noticed the entire house which I had been in, was completely gone without any sign, I was on the balcony and fell when the house disappeared!” John then exclaimed, “Why did I not realize it before!” He turned around expecting to see the man which he was speaking to, the same man who was the black figure <text:soft-page-break/>which he had seen when he first arrived to this place. “What is it?” the woman asked surprised by John’s quick change of attention. “He was her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Californian FB" svg:font-family="'Californian FB'"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Numbered_20_Heading_20_1" style:display-name="Numbered Heading 1" style:family="paragraph" style:parent-style-name="Heading_20_1" style:next-style-name="Standard">
      <style:paragraph-properties fo:margin-top="0in" fo:margin-bottom="0in">
        <style:tab-stops>
          <style:tab-stop style:position="0.2992in"/>
        </style:tab-stops>
      </style:paragraph-properties>
      <style:text-properties style:font-name="Times New Roman" fo:font-size="12pt" fo:font-weight="normal" style:font-name-asian="SimSun" style:font-size-asian="12pt" style:font-weight-asian="normal" style:font-name-complex="Mangal" style:font-size-complex="12pt" style:font-weight-complex="norm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ed_20_Heading_20_2" style:display-name="Numbered Heading 2" style:family="paragraph" style:parent-style-name="Heading_20_2" style:next-style-name="Standard">
      <style:paragraph-properties fo:margin-top="0in" fo:margin-bottom="0in">
        <style:tab-stops>
          <style:tab-stop style:position="0.2992in"/>
        </style:tab-stops>
      </style:paragraph-properties>
      <style:text-properties style:font-name="Times New Roman" fo:font-size="12pt" fo:font-weight="normal" style:font-name-asian="SimSun" style:font-size-asian="12pt" style:font-weight-asian="normal" style:font-name-complex="Mangal" style:font-size-complex="12pt"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quare_20_List" style:display-name="Square List" style:family="paragraph" style:next-style-name="Standard">
      <style:paragraph-properties fo:margin="100%" fo:margin-left="0.5in" fo:margin-right="0in" fo:text-indent="-0.2992in" style:auto-text-indent="false" style:text-autospace="none"/>
    </style:style>
    <style:style style:name="Lower_20_Roman_20_List" style:display-name="Lower Roman List" style:family="paragraph" style:parent-style-name="Standard" style:next-style-name="Standard">
      <style:paragraph-properties fo:margin="100%" fo:margin-left="0.5in" fo:margin-right="0in" fo:text-indent="-0.2992in" style:auto-text-indent="false">
        <style:tab-stops/>
      </style:paragraph-properties>
      <style:text-properties style:font-name="Times New Roman" fo:font-size="12pt" fo:language="en" fo:country="US" style:font-name-asian="SimSun" style:font-size-asian="12pt" style:font-name-complex="Mangal" style:font-size-complex="12pt"/>
    </style:style>
    <style:style style:name="Diamond_20_List" style:display-name="Diamond List" style:family="paragraph" style:next-style-name="Standard">
      <style:paragraph-properties fo:margin="100%" fo:margin-left="0.5in" fo:margin-right="0in" fo:text-indent="-0.2992in" style:auto-text-indent="false" style:text-autospace="none"/>
    </style:style>
    <style:style style:name="Numbered_20_List" style:display-name="Numbered List" style:family="paragraph" style:next-style-name="Standard">
      <style:paragraph-properties fo:margin="100%" fo:margin-left="0.5in" fo:margin-right="0in" fo:text-indent="-0.2992in" style:auto-text-indent="false" style:text-autospace="none"/>
    </style:style>
    <style:style style:name="Triangle_20_List" style:display-name="Triangle List" style:family="paragraph" style:next-style-name="Standard">
      <style:paragraph-properties fo:margin="100%" fo:margin-left="0.5in" fo:margin-right="0in" fo:text-indent="-0.2992in" style:auto-text-indent="false" style:text-autospace="none"/>
    </style:style>
    <style:style style:name="Numbered_20_Heading_20_3" style:display-name="Numbered Heading 3" style:family="paragraph" style:parent-style-name="Heading_20_3" style:next-style-name="Standard">
      <style:paragraph-properties fo:margin-top="0in" fo:margin-bottom="0in">
        <style:tab-stops>
          <style:tab-stop style:position="0.2992in"/>
        </style:tab-stops>
      </style:paragraph-properties>
      <style:text-properties style:font-name="Times New Roman" fo:font-size="12pt" fo:font-weight="normal" style:font-name-asian="SimSun" style:font-size-asian="12pt" style:font-weight-asian="normal" style:font-name-complex="Mangal" style:font-size-complex="12pt"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ashed_20_List" style:display-name="Dashed List" style:family="paragraph" style:next-style-name="Standard">
      <style:paragraph-properties fo:margin="100%" fo:margin-left="0.5in" fo:margin-right="0in" fo:text-indent="-0.2992in" style:auto-text-indent="false" style:text-autospace="none"/>
    </style:style>
    <style:style style:name="Upper_20_Roman_20_List" style:display-name="Upper Roman List" style:family="paragraph" style:parent-style-name="Numbered_20_List" style:next-style-name="Standard"/>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rt_20_List" style:display-name="Heart List" style:family="paragraph" style:next-style-name="Standard">
      <style:paragraph-properties fo:margin="100%" fo:margin-left="0.5in" fo:margin-right="0in" fo:text-indent="-0.2992in" style:auto-text-indent="false" style:text-autospace="none"/>
    </style:style>
    <style:style style:name="Contents_20_Header" style:display-name="Contents Header" style:family="paragraph" style:parent-style-name="Standard" style:next-style-name="Standard">
      <style:paragraph-properties fo:margin-top="0.1665in" fo:margin-bottom="0.0835in" fo:text-align="center" style:justify-single-word="false"/>
      <style:text-properties style:font-name="Arial" fo:font-size="16pt" fo:language="en" fo:country="US" fo:font-weight="bold" style:font-name-asian="Arial" style:font-size-asian="16pt" style:font-weight-asian="bold" style:font-name-complex="Arial" style:font-size-complex="16pt" style:font-weight-complex="bold"/>
    </style:style>
    <style:style style:name="Upper_20_Case_20_List" style:display-name="Upper Case List" style:family="paragraph" style:parent-style-name="Numbered_20_List" style:next-style-name="Standard"/>
    <style:style style:name="Bullet_20_List" style:display-name="Bullet List" style:family="paragraph" style:next-style-name="Standard">
      <style:paragraph-properties fo:margin="100%" fo:margin-left="0.5in" fo:margin-right="0in" fo:text-indent="-0.2992in" style:auto-text-indent="false" style:text-autospace="none"/>
    </style:style>
    <style:style style:name="Hand_20_List" style:display-name="Hand List" style:family="paragraph" style:next-style-name="Standard">
      <style:paragraph-properties fo:margin="100%" fo:margin-left="0.5in" fo:margin-right="0in" fo:text-indent="-0.2992in" style:auto-text-indent="false" style:text-autospace="none"/>
    </style:style>
    <style:style style:name="Tick_20_List" style:display-name="Tick List" style:family="paragraph" style:next-style-name="Standard">
      <style:paragraph-properties fo:margin="100%" fo:margin-left="0.5in" fo:margin-right="0in" fo:text-indent="-0.2992in" style:auto-text-indent="false" style:text-autospace="none"/>
    </style:style>
    <style:style style:name="Lower_20_Case_20_List" style:display-name="Lower Case List" style:family="paragraph" style:parent-style-name="Numbered_20_List" style:next-style-name="Standard"/>
    <style:style style:name="Block_20_Text" style:display-name="Block Text" style:family="paragraph" style:parent-style-name="Standard" style:next-style-name="Standard">
      <style:paragraph-properties fo:margin="100%" fo:margin-left="1in" fo:margin-right="1in" fo:margin-top="0in" fo:margin-bottom="0.0835in" fo:text-indent="0in" style:auto-text-indent="false"/>
      <style:text-properties style:font-name="Times New Roman" fo:font-size="12pt" fo:language="en" fo:country="US" style:font-name-asian="SimSun" style:font-size-asian="12pt" style:font-name-complex="Mangal" style:font-size-complex="12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next-style-name="Standard">
      <style:paragraph-properties fo:margin="100%" fo:margin-left="0.5in" fo:margin-right="0in" fo:text-indent="-0.2992in" style:auto-text-indent="false" style:text-autospace="none"/>
    </style:style>
    <style:style style:name="Box_20_List" style:display-name="Box List" style:family="paragraph" style:next-style-name="Standard">
      <style:paragraph-properties fo:margin="100%" fo:margin-left="0.5in" fo:margin-right="0in" fo:text-indent="-0.2992in" style:auto-text-indent="false" style:text-autospace="none"/>
    </style:style>
    <style:style style:name="Star_20_List" style:display-name="Star List" style:family="paragraph" style:next-style-name="Standard">
      <style:paragraph-properties fo:margin="100%" fo:margin-left="0.5in" fo:margin-right="0in" fo:text-indent="-0.2992in" style:auto-text-indent="false" style:text-autospace="none"/>
    </style:style>
    <style:style style:name="Plain_20_Text" style:display-name="Plain Text" style:family="paragraph" style:parent-style-name="Standard" style:next-style-name="Standard">
      <style:text-properties style:font-name="Courier New" fo:font-size="12pt" fo:language="en" fo:country="US" style:font-name-asian="Courier New" style:font-size-asian="12pt" style:font-name-complex="Courier New" style:font-size-complex="12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Endnote_20_Text" style:display-name="Endnote Text" style:family="text" style:parent-style-name="Normal">
      <style:text-properties style:font-name="Times New Roman" fo:font-size="12pt" fo:language="en" fo:country="US" style:font-name-asian="SimSun" style:font-size-asian="12pt" style:font-name-complex="Mangal" style:font-size-complex="12pt"/>
    </style:style>
    <style:style style:name="Normal" style:family="text">
      <style:text-properties style:font-name="Times New Roman" fo:font-size="12pt" fo:language="en" fo:country="US" style:font-name-asian="Times New Roman" style:font-size-asian="12pt" style:font-name-complex="Times New Roman" style:font-size-complex="12pt"/>
    </style:style>
    <style:style style:name="Reference" style:family="text">
      <style:text-properties fo:font-size="10pt" style:font-size-asian="10pt" style:font-size-complex="10pt"/>
    </style:style>
    <style:style style:name="Footnote_20_Text" style:display-name="Footnote Text" style:family="text" style:parent-style-name="Normal">
      <style:text-properties style:font-name="Times New Roman" fo:font-size="10pt" fo:language="en" fo:country="US" style:font-name-asian="SimSun" style:font-size-asian="10pt" style:font-name-complex="Mangal" style:font-size-complex="10pt"/>
    </style:style>
    <style:style style:name="WW-Reference" style:family="text">
      <style:text-propertie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7T20:06:35.80</meta:creation-date>
    <dc:date>2014-05-27T20:43:52.26</dc:date>
    <meta:editing-duration>PT21M33S</meta:editing-duration>
    <meta:editing-cycles>4</meta:editing-cycles>
    <meta:generator>OpenOffice/4.0.1$Win32 OpenOffice.org_project/401m5$Build-9714</meta:generator>
    <meta:document-statistic meta:table-count="0" meta:image-count="0" meta:object-count="0" meta:page-count="4" meta:paragraph-count="12" meta:word-count="2177" meta:character-count="11898"/>
  </office:meta>
</office:document-meta>
</file>